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>
      <style:map style:condition="cell-content()&gt;0.2" style:apply-style-name="Neutral" style:base-cell-address="Sheet1.J2"/>
      <style:map style:condition="cell-content()&lt;-0.2" style:apply-style-name="Neutral" style:base-cell-address="Sheet1.J2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3 and 40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21 and 40</text:p>
          </table:table-cell>
          <table:table-cell office:value-type="string" calcext:value-type="string">
            <text:p>RC1</text:p>
          </table:table-cell>
          <table:table-cell office:value-type="string" calcext:value-type="string">
            <text:p>RC2</text:p>
          </table:table-cell>
          <table:table-cell office:value-type="string" calcext:value-type="string">
            <text:p>RC3</text:p>
          </table:table-cell>
          <table:table-cell office:value-type="string" calcext:value-type="string">
            <text:p>difference</text:p>
          </table:table-cell>
          <table:table-cell table:style-name="Default" office:value-type="string" calcext:value-type="string">
            <text:p>body</text:p>
          </table:table-cell>
          <table:table-cell table:style-name="Default" office:value-type="string" calcext:value-type="string">
            <text:p>heart</text:p>
          </table:table-cell>
          <table:table-cell table:style-name="Default" office:value-type="string" calcext:value-type="string">
            <text:p>mind</text:p>
          </table:table-cell>
        </table:table-row>
        <table:table-row table:style-name="ro1">
          <table:table-cell office:value-type="string" calcext:value-type="string">
            <text:p>V1</text:p>
          </table:table-cell>
          <table:table-cell office:value-type="float" office:value="0.389051765943626" calcext:value-type="float">
            <text:p>0.389051765943626</text:p>
          </table:table-cell>
          <table:table-cell office:value-type="float" office:value="0.37920000792828" calcext:value-type="float">
            <text:p>0.37920000792828</text:p>
          </table:table-cell>
          <table:table-cell office:value-type="float" office:value="0.625304534603959" calcext:value-type="float">
            <text:p>0.625304534603959</text:p>
          </table:table-cell>
          <table:table-cell office:value-type="string" calcext:value-type="string">
            <text:p>V1</text:p>
          </table:table-cell>
          <table:table-cell office:value-type="float" office:value="0.216010733924325" calcext:value-type="float">
            <text:p>0.216010733924325</text:p>
          </table:table-cell>
          <table:table-cell office:value-type="float" office:value="0.407274596120669" calcext:value-type="float">
            <text:p>0.407274596120669</text:p>
          </table:table-cell>
          <table:table-cell office:value-type="float" office:value="0.616899363698825" calcext:value-type="float">
            <text:p>0.616899363698825</text:p>
          </table:table-cell>
          <table:table-cell office:value-type="string" calcext:value-type="string">
            <text:p>odor</text:p>
          </table:table-cell>
          <table:table-cell table:formula="of:=[.B2]-[.F2]" office:value-type="float" office:value="0.173041032019301" calcext:value-type="float">
            <text:p>0.17</text:p>
          </table:table-cell>
          <table:table-cell table:formula="of:=[.C2]-[.G2]" office:value-type="float" office:value="-0.028074588192389" calcext:value-type="float">
            <text:p>-0.03</text:p>
          </table:table-cell>
          <table:table-cell table:formula="of:=[.D2]-[.H2]" office:value-type="float" office:value="0.00840517090513404" calcext:value-type="float">
            <text:p>0.01</text:p>
          </table:table-cell>
        </table:table-row>
        <table:table-row table:style-name="ro1">
          <table:table-cell office:value-type="string" calcext:value-type="string">
            <text:p>V2</text:p>
          </table:table-cell>
          <table:table-cell office:value-type="float" office:value="0.415186362380803" calcext:value-type="float">
            <text:p>0.415186362380803</text:p>
          </table:table-cell>
          <table:table-cell office:value-type="float" office:value="0.720070180618661" calcext:value-type="float">
            <text:p>0.720070180618661</text:p>
          </table:table-cell>
          <table:table-cell office:value-type="float" office:value="0.135602963538042" calcext:value-type="float">
            <text:p>0.135602963538042</text:p>
          </table:table-cell>
          <table:table-cell office:value-type="string" calcext:value-type="string">
            <text:p>V2</text:p>
          </table:table-cell>
          <table:table-cell office:value-type="float" office:value="0.431781521282859" calcext:value-type="float">
            <text:p>0.431781521282859</text:p>
          </table:table-cell>
          <table:table-cell office:value-type="float" office:value="0.370689033914266" calcext:value-type="float">
            <text:p>0.370689033914266</text:p>
          </table:table-cell>
          <table:table-cell office:value-type="float" office:value="0.606849755022988" calcext:value-type="float">
            <text:p>0.606849755022988</text:p>
          </table:table-cell>
          <table:table-cell office:value-type="string" calcext:value-type="string">
            <text:p>reasoning</text:p>
          </table:table-cell>
          <table:table-cell table:formula="of:=[.B3]-[.F3]" office:value-type="float" office:value="-0.016595158902056" calcext:value-type="float">
            <text:p>-0.02</text:p>
          </table:table-cell>
          <table:table-cell table:formula="of:=[.C3]-[.G3]" office:value-type="float" office:value="0.349381146704395" calcext:value-type="float">
            <text:p>0.35</text:p>
          </table:table-cell>
          <table:table-cell table:formula="of:=[.D3]-[.H3]" office:value-type="float" office:value="-0.471246791484946" calcext:value-type="float">
            <text:p>-0.47</text:p>
          </table:table-cell>
        </table:table-row>
        <table:table-row table:style-name="ro1">
          <table:table-cell office:value-type="string" calcext:value-type="string">
            <text:p>V3</text:p>
          </table:table-cell>
          <table:table-cell office:value-type="float" office:value="0.403110870057605" calcext:value-type="float">
            <text:p>0.403110870057605</text:p>
          </table:table-cell>
          <table:table-cell office:value-type="float" office:value="0.454482822498689" calcext:value-type="float">
            <text:p>0.454482822498689</text:p>
          </table:table-cell>
          <table:table-cell office:value-type="float" office:value="0.575973838815054" calcext:value-type="float">
            <text:p>0.575973838815054</text:p>
          </table:table-cell>
          <table:table-cell office:value-type="string" calcext:value-type="string">
            <text:p>V3</text:p>
          </table:table-cell>
          <table:table-cell office:value-type="float" office:value="0.376374135044066" calcext:value-type="float">
            <text:p>0.376374135044066</text:p>
          </table:table-cell>
          <table:table-cell office:value-type="float" office:value="0.36169221579307" calcext:value-type="float">
            <text:p>0.36169221579307</text:p>
          </table:table-cell>
          <table:table-cell office:value-type="float" office:value="0.686778474479794" calcext:value-type="float">
            <text:p>0.686778474479794</text:p>
          </table:table-cell>
          <table:table-cell office:value-type="string" calcext:value-type="string">
            <text:p>choices</text:p>
          </table:table-cell>
          <table:table-cell table:formula="of:=[.B4]-[.F4]" office:value-type="float" office:value="0.026736735013539" calcext:value-type="float">
            <text:p>0.03</text:p>
          </table:table-cell>
          <table:table-cell table:formula="of:=[.C4]-[.G4]" office:value-type="float" office:value="0.0927906067056191" calcext:value-type="float">
            <text:p>0.09</text:p>
          </table:table-cell>
          <table:table-cell table:formula="of:=[.D4]-[.H4]" office:value-type="float" office:value="-0.11080463566474" calcext:value-type="float">
            <text:p>-0.11</text:p>
          </table:table-cell>
        </table:table-row>
        <table:table-row table:style-name="ro1">
          <table:table-cell office:value-type="string" calcext:value-type="string">
            <text:p>V4</text:p>
          </table:table-cell>
          <table:table-cell office:value-type="float" office:value="0.34208992525631" calcext:value-type="float">
            <text:p>0.34208992525631</text:p>
          </table:table-cell>
          <table:table-cell office:value-type="float" office:value="0.756436283861519" calcext:value-type="float">
            <text:p>0.756436283861519</text:p>
          </table:table-cell>
          <table:table-cell office:value-type="float" office:value="0.0815131442975172" calcext:value-type="float">
            <text:p>0.081513144297517</text:p>
          </table:table-cell>
          <table:table-cell office:value-type="string" calcext:value-type="string">
            <text:p>V4</text:p>
          </table:table-cell>
          <table:table-cell office:value-type="float" office:value="0.566534448859864" calcext:value-type="float">
            <text:p>0.566534448859864</text:p>
          </table:table-cell>
          <table:table-cell office:value-type="float" office:value="0.118893697310754" calcext:value-type="float">
            <text:p>0.118893697310754</text:p>
          </table:table-cell>
          <table:table-cell office:value-type="float" office:value="0.679717280210579" calcext:value-type="float">
            <text:p>0.679717280210579</text:p>
          </table:table-cell>
          <table:table-cell office:value-type="string" calcext:value-type="string">
            <text:p>sounds</text:p>
          </table:table-cell>
          <table:table-cell table:formula="of:=[.B5]-[.F5]" office:value-type="float" office:value="-0.224444523603554" calcext:value-type="float">
            <text:p>-0.22</text:p>
          </table:table-cell>
          <table:table-cell table:formula="of:=[.C5]-[.G5]" office:value-type="float" office:value="0.637542586550765" calcext:value-type="float">
            <text:p>0.64</text:p>
          </table:table-cell>
          <table:table-cell table:formula="of:=[.D5]-[.H5]" office:value-type="float" office:value="-0.598204135913062" calcext:value-type="float">
            <text:p>-0.60</text:p>
          </table:table-cell>
        </table:table-row>
        <table:table-row table:style-name="ro1">
          <table:table-cell office:value-type="string" calcext:value-type="string">
            <text:p>V5</text:p>
          </table:table-cell>
          <table:table-cell office:value-type="float" office:value="0.174794244022832" calcext:value-type="float">
            <text:p>0.174794244022832</text:p>
          </table:table-cell>
          <table:table-cell office:value-type="float" office:value="0.559815327597701" calcext:value-type="float">
            <text:p>0.559815327597701</text:p>
          </table:table-cell>
          <table:table-cell office:value-type="float" office:value="0.587248006408494" calcext:value-type="float">
            <text:p>0.587248006408494</text:p>
          </table:table-cell>
          <table:table-cell office:value-type="string" calcext:value-type="string">
            <text:p>V5</text:p>
          </table:table-cell>
          <table:table-cell office:value-type="float" office:value="0.280178188187927" calcext:value-type="float">
            <text:p>0.280178188187927</text:p>
          </table:table-cell>
          <table:table-cell office:value-type="float" office:value="0.30902651344282" calcext:value-type="float">
            <text:p>0.30902651344282</text:p>
          </table:table-cell>
          <table:table-cell office:value-type="float" office:value="0.715058047979114" calcext:value-type="float">
            <text:p>0.715058047979114</text:p>
          </table:table-cell>
          <table:table-cell office:value-type="string" calcext:value-type="string">
            <text:p>goal</text:p>
          </table:table-cell>
          <table:table-cell table:formula="of:=[.B6]-[.F6]" office:value-type="float" office:value="-0.105383944165095" calcext:value-type="float">
            <text:p>-0.11</text:p>
          </table:table-cell>
          <table:table-cell table:formula="of:=[.C6]-[.G6]" office:value-type="float" office:value="0.250788814154881" calcext:value-type="float">
            <text:p>0.25</text:p>
          </table:table-cell>
          <table:table-cell table:formula="of:=[.D6]-[.H6]" office:value-type="float" office:value="-0.12781004157062" calcext:value-type="float">
            <text:p>-0.13</text:p>
          </table:table-cell>
        </table:table-row>
        <table:table-row table:style-name="ro1">
          <table:table-cell office:value-type="string" calcext:value-type="string">
            <text:p>V6</text:p>
          </table:table-cell>
          <table:table-cell office:value-type="float" office:value="0.164540414385862" calcext:value-type="float">
            <text:p>0.164540414385862</text:p>
          </table:table-cell>
          <table:table-cell office:value-type="float" office:value="0.559633369237915" calcext:value-type="float">
            <text:p>0.559633369237915</text:p>
          </table:table-cell>
          <table:table-cell office:value-type="float" office:value="0.582119967294577" calcext:value-type="float">
            <text:p>0.582119967294577</text:p>
          </table:table-cell>
          <table:table-cell office:value-type="string" calcext:value-type="string">
            <text:p>V6</text:p>
          </table:table-cell>
          <table:table-cell office:value-type="float" office:value="0.253679962692878" calcext:value-type="float">
            <text:p>0.253679962692878</text:p>
          </table:table-cell>
          <table:table-cell office:value-type="float" office:value="0.402510709548706" calcext:value-type="float">
            <text:p>0.402510709548706</text:p>
          </table:table-cell>
          <table:table-cell office:value-type="float" office:value="0.729203581791284" calcext:value-type="float">
            <text:p>0.729203581791284</text:p>
          </table:table-cell>
          <table:table-cell office:value-type="string" calcext:value-type="string">
            <text:p>depth</text:p>
          </table:table-cell>
          <table:table-cell table:formula="of:=[.B7]-[.F7]" office:value-type="float" office:value="-0.089139548307016" calcext:value-type="float">
            <text:p>-0.09</text:p>
          </table:table-cell>
          <table:table-cell table:formula="of:=[.C7]-[.G7]" office:value-type="float" office:value="0.157122659689209" calcext:value-type="float">
            <text:p>0.16</text:p>
          </table:table-cell>
          <table:table-cell table:formula="of:=[.D7]-[.H7]" office:value-type="float" office:value="-0.147083614496707" calcext:value-type="float">
            <text:p>-0.15</text:p>
          </table:table-cell>
        </table:table-row>
        <table:table-row table:style-name="ro1">
          <table:table-cell office:value-type="string" calcext:value-type="string">
            <text:p>V7</text:p>
          </table:table-cell>
          <table:table-cell office:value-type="float" office:value="0.186859806299665" calcext:value-type="float">
            <text:p>0.186859806299665</text:p>
          </table:table-cell>
          <table:table-cell office:value-type="float" office:value="0.724412702701105" calcext:value-type="float">
            <text:p>0.724412702701105</text:p>
          </table:table-cell>
          <table:table-cell office:value-type="float" office:value="0.341850563301805" calcext:value-type="float">
            <text:p>0.341850563301805</text:p>
          </table:table-cell>
          <table:table-cell office:value-type="string" calcext:value-type="string">
            <text:p>V7</text:p>
          </table:table-cell>
          <table:table-cell office:value-type="float" office:value="0.347606291567496" calcext:value-type="float">
            <text:p>0.347606291567496</text:p>
          </table:table-cell>
          <table:table-cell office:value-type="float" office:value="0.283030292979391" calcext:value-type="float">
            <text:p>0.283030292979391</text:p>
          </table:table-cell>
          <table:table-cell office:value-type="float" office:value="0.733100349274852" calcext:value-type="float">
            <text:p>0.733100349274852</text:p>
          </table:table-cell>
          <table:table-cell office:value-type="string" calcext:value-type="string">
            <text:p>seeing</text:p>
          </table:table-cell>
          <table:table-cell table:formula="of:=[.B8]-[.F8]" office:value-type="float" office:value="-0.160746485267831" calcext:value-type="float">
            <text:p>-0.16</text:p>
          </table:table-cell>
          <table:table-cell table:formula="of:=[.C8]-[.G8]" office:value-type="float" office:value="0.441382409721714" calcext:value-type="float">
            <text:p>0.44</text:p>
          </table:table-cell>
          <table:table-cell table:formula="of:=[.D8]-[.H8]" office:value-type="float" office:value="-0.391249785973047" calcext:value-type="float">
            <text:p>-0.39</text:p>
          </table:table-cell>
        </table:table-row>
        <table:table-row table:style-name="ro1">
          <table:table-cell office:value-type="string" calcext:value-type="string">
            <text:p>V8</text:p>
          </table:table-cell>
          <table:table-cell office:value-type="float" office:value="-0.0157889092938716" calcext:value-type="float">
            <text:p>-0.015788909293872</text:p>
          </table:table-cell>
          <table:table-cell office:value-type="float" office:value="0.848668467758773" calcext:value-type="float">
            <text:p>0.848668467758773</text:p>
          </table:table-cell>
          <table:table-cell office:value-type="float" office:value="0.323009222242423" calcext:value-type="float">
            <text:p>0.323009222242423</text:p>
          </table:table-cell>
          <table:table-cell office:value-type="string" calcext:value-type="string">
            <text:p>V8</text:p>
          </table:table-cell>
          <table:table-cell office:value-type="float" office:value="0.407084861365223" calcext:value-type="float">
            <text:p>0.407084861365223</text:p>
          </table:table-cell>
          <table:table-cell office:value-type="float" office:value="0.0366456059052969" calcext:value-type="float">
            <text:p>0.036645605905297</text:p>
          </table:table-cell>
          <table:table-cell office:value-type="float" office:value="0.746693694321251" calcext:value-type="float">
            <text:p>0.746693694321251</text:p>
          </table:table-cell>
          <table:table-cell office:value-type="string" calcext:value-type="string">
            <text:p>communicating</text:p>
          </table:table-cell>
          <table:table-cell table:formula="of:=[.B9]-[.F9]" office:value-type="float" office:value="-0.422873770659095" calcext:value-type="float">
            <text:p>-0.42</text:p>
          </table:table-cell>
          <table:table-cell table:formula="of:=[.C9]-[.G9]" office:value-type="float" office:value="0.812022861853476" calcext:value-type="float">
            <text:p>0.81</text:p>
          </table:table-cell>
          <table:table-cell table:formula="of:=[.D9]-[.H9]" office:value-type="float" office:value="-0.423684472078828" calcext:value-type="float">
            <text:p>-0.42</text:p>
          </table:table-cell>
        </table:table-row>
        <table:table-row table:style-name="ro1">
          <table:table-cell office:value-type="string" calcext:value-type="string">
            <text:p>V9</text:p>
          </table:table-cell>
          <table:table-cell office:value-type="float" office:value="0.00301660082021503" calcext:value-type="float">
            <text:p>0.003016600820215</text:p>
          </table:table-cell>
          <table:table-cell office:value-type="float" office:value="0.88929810034667" calcext:value-type="float">
            <text:p>0.88929810034667</text:p>
          </table:table-cell>
          <table:table-cell office:value-type="float" office:value="0.0556613264808766" calcext:value-type="float">
            <text:p>0.055661326480877</text:p>
          </table:table-cell>
          <table:table-cell office:value-type="string" calcext:value-type="string">
            <text:p>V9</text:p>
          </table:table-cell>
          <table:table-cell office:value-type="float" office:value="0.452791671354706" calcext:value-type="float">
            <text:p>0.452791671354706</text:p>
          </table:table-cell>
          <table:table-cell office:value-type="float" office:value="0.0619464304800446" calcext:value-type="float">
            <text:p>0.061946430480045</text:p>
          </table:table-cell>
          <table:table-cell office:value-type="float" office:value="0.761162152175728" calcext:value-type="float">
            <text:p>0.761162152175728</text:p>
          </table:table-cell>
          <table:table-cell office:value-type="string" calcext:value-type="string">
            <text:p>temperature</text:p>
          </table:table-cell>
          <table:table-cell table:formula="of:=[.B10]-[.F10]" office:value-type="float" office:value="-0.449775070534491" calcext:value-type="float">
            <text:p>-0.45</text:p>
          </table:table-cell>
          <table:table-cell table:formula="of:=[.C10]-[.G10]" office:value-type="float" office:value="0.827351669866625" calcext:value-type="float">
            <text:p>0.83</text:p>
          </table:table-cell>
          <table:table-cell table:formula="of:=[.D10]-[.H10]" office:value-type="float" office:value="-0.705500825694851" calcext:value-type="float">
            <text:p>-0.71</text:p>
          </table:table-cell>
        </table:table-row>
        <table:table-row table:style-name="ro1">
          <table:table-cell office:value-type="string" calcext:value-type="string">
            <text:p>V10</text:p>
          </table:table-cell>
          <table:table-cell office:value-type="float" office:value="-0.305483756490208" calcext:value-type="float">
            <text:p>-0.305483756490208</text:p>
          </table:table-cell>
          <table:table-cell office:value-type="float" office:value="0.190411975354732" calcext:value-type="float">
            <text:p>0.190411975354732</text:p>
          </table:table-cell>
          <table:table-cell office:value-type="float" office:value="0.822265552138625" calcext:value-type="float">
            <text:p>0.822265552138625</text:p>
          </table:table-cell>
          <table:table-cell office:value-type="string" calcext:value-type="string">
            <text:p>V10</text:p>
          </table:table-cell>
          <table:table-cell office:value-type="float" office:value="-0.460489834543192" calcext:value-type="float">
            <text:p>-0.460489834543192</text:p>
          </table:table-cell>
          <table:table-cell office:value-type="float" office:value="0.537182235495157" calcext:value-type="float">
            <text:p>0.537182235495157</text:p>
          </table:table-cell>
          <table:table-cell office:value-type="float" office:value="0.44898285612865" calcext:value-type="float">
            <text:p>0.44898285612865</text:p>
          </table:table-cell>
          <table:table-cell office:value-type="string" calcext:value-type="string">
            <text:p>recognizing</text:p>
          </table:table-cell>
          <table:table-cell table:formula="of:=[.B11]-[.F11]" office:value-type="float" office:value="0.155006078052984" calcext:value-type="float">
            <text:p>0.16</text:p>
          </table:table-cell>
          <table:table-cell table:formula="of:=[.C11]-[.G11]" office:value-type="float" office:value="-0.346770260140425" calcext:value-type="float">
            <text:p>-0.35</text:p>
          </table:table-cell>
          <table:table-cell table:formula="of:=[.D11]-[.H11]" office:value-type="float" office:value="0.373282696009975" calcext:value-type="float">
            <text:p>0.37</text:p>
          </table:table-cell>
        </table:table-row>
        <table:table-row table:style-name="ro1">
          <table:table-cell office:value-type="string" calcext:value-type="string">
            <text:p>V11</text:p>
          </table:table-cell>
          <table:table-cell office:value-type="float" office:value="0.796437589169871" calcext:value-type="float">
            <text:p>0.796437589169871</text:p>
          </table:table-cell>
          <table:table-cell office:value-type="float" office:value="0.206011214567577" calcext:value-type="float">
            <text:p>0.206011214567577</text:p>
          </table:table-cell>
          <table:table-cell office:value-type="float" office:value="0.400149173575453" calcext:value-type="float">
            <text:p>0.400149173575453</text:p>
          </table:table-cell>
          <table:table-cell office:value-type="string" calcext:value-type="string">
            <text:p>V11</text:p>
          </table:table-cell>
          <table:table-cell office:value-type="float" office:value="0.383430861154083" calcext:value-type="float">
            <text:p>0.383430861154083</text:p>
          </table:table-cell>
          <table:table-cell office:value-type="float" office:value="0.611842215083883" calcext:value-type="float">
            <text:p>0.611842215083883</text:p>
          </table:table-cell>
          <table:table-cell office:value-type="float" office:value="0.354642878232734" calcext:value-type="float">
            <text:p>0.354642878232734</text:p>
          </table:table-cell>
          <table:table-cell office:value-type="string" calcext:value-type="string">
            <text:p>remembering</text:p>
          </table:table-cell>
          <table:table-cell table:formula="of:=[.B12]-[.F12]" office:value-type="float" office:value="0.413006728015788" calcext:value-type="float">
            <text:p>0.41</text:p>
          </table:table-cell>
          <table:table-cell table:formula="of:=[.C12]-[.G12]" office:value-type="float" office:value="-0.405831000516306" calcext:value-type="float">
            <text:p>-0.41</text:p>
          </table:table-cell>
          <table:table-cell table:formula="of:=[.D12]-[.H12]" office:value-type="float" office:value="0.045506295342719" calcext:value-type="float">
            <text:p>0.05</text:p>
          </table:table-cell>
        </table:table-row>
        <table:table-row table:style-name="ro1">
          <table:table-cell office:value-type="string" calcext:value-type="string">
            <text:p>V12</text:p>
          </table:table-cell>
          <table:table-cell office:value-type="float" office:value="0.870693390142212" calcext:value-type="float">
            <text:p>0.870693390142212</text:p>
          </table:table-cell>
          <table:table-cell office:value-type="float" office:value="0.20513442318694" calcext:value-type="float">
            <text:p>0.20513442318694</text:p>
          </table:table-cell>
          <table:table-cell office:value-type="float" office:value="0.315563344723469" calcext:value-type="float">
            <text:p>0.315563344723469</text:p>
          </table:table-cell>
          <table:table-cell office:value-type="string" calcext:value-type="string">
            <text:p>V12</text:p>
          </table:table-cell>
          <table:table-cell office:value-type="float" office:value="0.525496971390299" calcext:value-type="float">
            <text:p>0.525496971390299</text:p>
          </table:table-cell>
          <table:table-cell office:value-type="float" office:value="0.627924662199561" calcext:value-type="float">
            <text:p>0.627924662199561</text:p>
          </table:table-cell>
          <table:table-cell office:value-type="float" office:value="0.219768464271332" calcext:value-type="float">
            <text:p>0.219768464271332</text:p>
          </table:table-cell>
          <table:table-cell office:value-type="string" calcext:value-type="string">
            <text:p>thoughts</text:p>
          </table:table-cell>
          <table:table-cell table:formula="of:=[.B13]-[.F13]" office:value-type="float" office:value="0.345196418751913" calcext:value-type="float">
            <text:p>0.35</text:p>
          </table:table-cell>
          <table:table-cell table:formula="of:=[.C13]-[.G13]" office:value-type="float" office:value="-0.422790239012621" calcext:value-type="float">
            <text:p>-0.42</text:p>
          </table:table-cell>
          <table:table-cell table:formula="of:=[.D13]-[.H13]" office:value-type="float" office:value="0.095794880452137" calcext:value-type="float">
            <text:p>0.10</text:p>
          </table:table-cell>
        </table:table-row>
        <table:table-row table:style-name="ro1">
          <table:table-cell office:value-type="string" calcext:value-type="string">
            <text:p>V13</text:p>
          </table:table-cell>
          <table:table-cell office:value-type="float" office:value="0.469664515032701" calcext:value-type="float">
            <text:p>0.469664515032701</text:p>
          </table:table-cell>
          <table:table-cell office:value-type="float" office:value="0.405951162818893" calcext:value-type="float">
            <text:p>0.405951162818893</text:p>
          </table:table-cell>
          <table:table-cell office:value-type="float" office:value="0.631110939075295" calcext:value-type="float">
            <text:p>0.631110939075295</text:p>
          </table:table-cell>
          <table:table-cell office:value-type="string" calcext:value-type="string">
            <text:p>V13</text:p>
          </table:table-cell>
          <table:table-cell office:value-type="float" office:value="0.160226482151933" calcext:value-type="float">
            <text:p>0.160226482151933</text:p>
          </table:table-cell>
          <table:table-cell office:value-type="float" office:value="0.674578096473672" calcext:value-type="float">
            <text:p>0.674578096473672</text:p>
          </table:table-cell>
          <table:table-cell office:value-type="float" office:value="0.496921194476682" calcext:value-type="float">
            <text:p>0.496921194476682</text:p>
          </table:table-cell>
          <table:table-cell office:value-type="string" calcext:value-type="string">
            <text:p>self_restraint</text:p>
          </table:table-cell>
          <table:table-cell table:formula="of:=[.B14]-[.F14]" office:value-type="float" office:value="0.309438032880768" calcext:value-type="float">
            <text:p>0.31</text:p>
          </table:table-cell>
          <table:table-cell table:formula="of:=[.C14]-[.G14]" office:value-type="float" office:value="-0.268626933654779" calcext:value-type="float">
            <text:p>-0.27</text:p>
          </table:table-cell>
          <table:table-cell table:formula="of:=[.D14]-[.H14]" office:value-type="float" office:value="0.134189744598613" calcext:value-type="float">
            <text:p>0.13</text:p>
          </table:table-cell>
        </table:table-row>
        <table:table-row table:style-name="ro1">
          <table:table-cell office:value-type="string" calcext:value-type="string">
            <text:p>V14</text:p>
          </table:table-cell>
          <table:table-cell office:value-type="float" office:value="0.614532730481633" calcext:value-type="float">
            <text:p>0.614532730481633</text:p>
          </table:table-cell>
          <table:table-cell office:value-type="float" office:value="0.202291843435441" calcext:value-type="float">
            <text:p>0.202291843435441</text:p>
          </table:table-cell>
          <table:table-cell office:value-type="float" office:value="0.636907940758304" calcext:value-type="float">
            <text:p>0.636907940758304</text:p>
          </table:table-cell>
          <table:table-cell office:value-type="string" calcext:value-type="string">
            <text:p>V14</text:p>
          </table:table-cell>
          <table:table-cell office:value-type="float" office:value="0.232934574605272" calcext:value-type="float">
            <text:p>0.232934574605272</text:p>
          </table:table-cell>
          <table:table-cell office:value-type="float" office:value="0.722404430364797" calcext:value-type="float">
            <text:p>0.722404430364797</text:p>
          </table:table-cell>
          <table:table-cell office:value-type="float" office:value="0.383273181956778" calcext:value-type="float">
            <text:p>0.383273181956778</text:p>
          </table:table-cell>
          <table:table-cell office:value-type="string" calcext:value-type="string">
            <text:p>morality</text:p>
          </table:table-cell>
          <table:table-cell table:formula="of:=[.B15]-[.F15]" office:value-type="float" office:value="0.381598155876361" calcext:value-type="float">
            <text:p>0.38</text:p>
          </table:table-cell>
          <table:table-cell table:formula="of:=[.C15]-[.G15]" office:value-type="float" office:value="-0.520112586929356" calcext:value-type="float">
            <text:p>-0.52</text:p>
          </table:table-cell>
          <table:table-cell table:formula="of:=[.D15]-[.H15]" office:value-type="float" office:value="0.253634758801526" calcext:value-type="float">
            <text:p>0.25</text:p>
          </table:table-cell>
        </table:table-row>
        <table:table-row table:style-name="ro1">
          <table:table-cell office:value-type="string" calcext:value-type="string">
            <text:p>V15</text:p>
          </table:table-cell>
          <table:table-cell office:value-type="float" office:value="0.752036553330984" calcext:value-type="float">
            <text:p>0.752036553330984</text:p>
          </table:table-cell>
          <table:table-cell office:value-type="float" office:value="0.189131302871515" calcext:value-type="float">
            <text:p>0.189131302871515</text:p>
          </table:table-cell>
          <table:table-cell office:value-type="float" office:value="0.38979029476984" calcext:value-type="float">
            <text:p>0.38979029476984</text:p>
          </table:table-cell>
          <table:table-cell office:value-type="string" calcext:value-type="string">
            <text:p>V15</text:p>
          </table:table-cell>
          <table:table-cell office:value-type="float" office:value="0.323565850727846" calcext:value-type="float">
            <text:p>0.323565850727846</text:p>
          </table:table-cell>
          <table:table-cell office:value-type="float" office:value="0.733821255892043" calcext:value-type="float">
            <text:p>0.733821255892043</text:p>
          </table:table-cell>
          <table:table-cell office:value-type="float" office:value="0.292920831167617" calcext:value-type="float">
            <text:p>0.292920831167617</text:p>
          </table:table-cell>
          <table:table-cell office:value-type="string" calcext:value-type="string">
            <text:p>happy</text:p>
          </table:table-cell>
          <table:table-cell table:formula="of:=[.B16]-[.F16]" office:value-type="float" office:value="0.428470702603138" calcext:value-type="float">
            <text:p>0.43</text:p>
          </table:table-cell>
          <table:table-cell table:formula="of:=[.C16]-[.G16]" office:value-type="float" office:value="-0.544689953020528" calcext:value-type="float">
            <text:p>-0.54</text:p>
          </table:table-cell>
          <table:table-cell table:formula="of:=[.D16]-[.H16]" office:value-type="float" office:value="0.096869463602223" calcext:value-type="float">
            <text:p>0.10</text:p>
          </table:table-cell>
        </table:table-row>
        <table:table-row table:style-name="ro1">
          <table:table-cell office:value-type="string" calcext:value-type="string">
            <text:p>V16</text:p>
          </table:table-cell>
          <table:table-cell office:value-type="float" office:value="0.922990024622377" calcext:value-type="float">
            <text:p>0.922990024622377</text:p>
          </table:table-cell>
          <table:table-cell office:value-type="float" office:value="0.133848517061593" calcext:value-type="float">
            <text:p>0.133848517061593</text:p>
          </table:table-cell>
          <table:table-cell office:value-type="float" office:value="0.258442280751706" calcext:value-type="float">
            <text:p>0.258442280751706</text:p>
          </table:table-cell>
          <table:table-cell office:value-type="string" calcext:value-type="string">
            <text:p>V16</text:p>
          </table:table-cell>
          <table:table-cell office:value-type="float" office:value="0.437093456724206" calcext:value-type="float">
            <text:p>0.437093456724206</text:p>
          </table:table-cell>
          <table:table-cell office:value-type="float" office:value="0.748549300981076" calcext:value-type="float">
            <text:p>0.748549300981076</text:p>
          </table:table-cell>
          <table:table-cell office:value-type="float" office:value="0.19533017637473" calcext:value-type="float">
            <text:p>0.19533017637473</text:p>
          </table:table-cell>
          <table:table-cell office:value-type="string" calcext:value-type="string">
            <text:p>personality</text:p>
          </table:table-cell>
          <table:table-cell table:formula="of:=[.B17]-[.F17]" office:value-type="float" office:value="0.485896567898171" calcext:value-type="float">
            <text:p>0.49</text:p>
          </table:table-cell>
          <table:table-cell table:formula="of:=[.C17]-[.G17]" office:value-type="float" office:value="-0.614700783919483" calcext:value-type="float">
            <text:p>-0.61</text:p>
          </table:table-cell>
          <table:table-cell table:formula="of:=[.D17]-[.H17]" office:value-type="float" office:value="0.063112104376976" calcext:value-type="float">
            <text:p>0.06</text:p>
          </table:table-cell>
        </table:table-row>
        <table:table-row table:style-name="ro1">
          <table:table-cell office:value-type="string" calcext:value-type="string">
            <text:p>V17</text:p>
          </table:table-cell>
          <table:table-cell office:value-type="float" office:value="0.828842025726325" calcext:value-type="float">
            <text:p>0.828842025726325</text:p>
          </table:table-cell>
          <table:table-cell office:value-type="float" office:value="0.2002801398607" calcext:value-type="float">
            <text:p>0.2002801398607</text:p>
          </table:table-cell>
          <table:table-cell office:value-type="float" office:value="0.345133564329858" calcext:value-type="float">
            <text:p>0.345133564329858</text:p>
          </table:table-cell>
          <table:table-cell office:value-type="string" calcext:value-type="string">
            <text:p>V17</text:p>
          </table:table-cell>
          <table:table-cell office:value-type="float" office:value="0.297032943821185" calcext:value-type="float">
            <text:p>0.297032943821185</text:p>
          </table:table-cell>
          <table:table-cell office:value-type="float" office:value="0.800354372993875" calcext:value-type="float">
            <text:p>0.800354372993875</text:p>
          </table:table-cell>
          <table:table-cell office:value-type="float" office:value="0.171793039724424" calcext:value-type="float">
            <text:p>0.171793039724424</text:p>
          </table:table-cell>
          <table:table-cell office:value-type="string" calcext:value-type="string">
            <text:p>joy</text:p>
          </table:table-cell>
          <table:table-cell table:formula="of:=[.B18]-[.F18]" office:value-type="float" office:value="0.53180908190514" calcext:value-type="float">
            <text:p>0.53</text:p>
          </table:table-cell>
          <table:table-cell table:formula="of:=[.C18]-[.G18]" office:value-type="float" office:value="-0.600074233133175" calcext:value-type="float">
            <text:p>-0.60</text:p>
          </table:table-cell>
          <table:table-cell table:formula="of:=[.D18]-[.H18]" office:value-type="float" office:value="0.173340524605434" calcext:value-type="float">
            <text:p>0.17</text:p>
          </table:table-cell>
        </table:table-row>
        <table:table-row table:style-name="ro1">
          <table:table-cell office:value-type="string" calcext:value-type="string">
            <text:p>V18</text:p>
          </table:table-cell>
          <table:table-cell office:value-type="float" office:value="0.686397650638368" calcext:value-type="float">
            <text:p>0.686397650638368</text:p>
          </table:table-cell>
          <table:table-cell office:value-type="float" office:value="0.235664395135586" calcext:value-type="float">
            <text:p>0.235664395135586</text:p>
          </table:table-cell>
          <table:table-cell office:value-type="float" office:value="0.499853787851141" calcext:value-type="float">
            <text:p>0.499853787851141</text:p>
          </table:table-cell>
          <table:table-cell office:value-type="string" calcext:value-type="string">
            <text:p>V18</text:p>
          </table:table-cell>
          <table:table-cell office:value-type="float" office:value="0.168070205214896" calcext:value-type="float">
            <text:p>0.168070205214896</text:p>
          </table:table-cell>
          <table:table-cell office:value-type="float" office:value="0.824557230609863" calcext:value-type="float">
            <text:p>0.824557230609863</text:p>
          </table:table-cell>
          <table:table-cell office:value-type="float" office:value="0.243428459804706" calcext:value-type="float">
            <text:p>0.243428459804706</text:p>
          </table:table-cell>
          <table:table-cell office:value-type="string" calcext:value-type="string">
            <text:p>emo_recog</text:p>
          </table:table-cell>
          <table:table-cell table:formula="of:=[.B19]-[.F19]" office:value-type="float" office:value="0.518327445423472" calcext:value-type="float">
            <text:p>0.52</text:p>
          </table:table-cell>
          <table:table-cell table:formula="of:=[.C19]-[.G19]" office:value-type="float" office:value="-0.588892835474277" calcext:value-type="float">
            <text:p>-0.59</text:p>
          </table:table-cell>
          <table:table-cell table:formula="of:=[.D19]-[.H19]" office:value-type="float" office:value="0.256425328046435" calcext:value-type="float">
            <text:p>0.26</text:p>
          </table:table-cell>
        </table:table-row>
        <table:table-row table:style-name="ro1">
          <table:table-cell office:value-type="string" calcext:value-type="string">
            <text:p>V19</text:p>
          </table:table-cell>
          <table:table-cell office:value-type="float" office:value="0.935114095190645" calcext:value-type="float">
            <text:p>0.935114095190645</text:p>
          </table:table-cell>
          <table:table-cell office:value-type="float" office:value="0.147999267345282" calcext:value-type="float">
            <text:p>0.147999267345282</text:p>
          </table:table-cell>
          <table:table-cell office:value-type="float" office:value="0.205893157226012" calcext:value-type="float">
            <text:p>0.205893157226012</text:p>
          </table:table-cell>
          <table:table-cell office:value-type="string" calcext:value-type="string">
            <text:p>V19</text:p>
          </table:table-cell>
          <table:table-cell office:value-type="float" office:value="0.285461689644874" calcext:value-type="float">
            <text:p>0.285461689644874</text:p>
          </table:table-cell>
          <table:table-cell office:value-type="float" office:value="0.837581923066738" calcext:value-type="float">
            <text:p>0.837581923066738</text:p>
          </table:table-cell>
          <table:table-cell office:value-type="float" office:value="0.0864312937168685" calcext:value-type="float">
            <text:p>0.086431293716869</text:p>
          </table:table-cell>
          <table:table-cell office:value-type="string" calcext:value-type="string">
            <text:p>depressed</text:p>
          </table:table-cell>
          <table:table-cell table:formula="of:=[.B20]-[.F20]" office:value-type="float" office:value="0.649652405545771" calcext:value-type="float">
            <text:p>0.65</text:p>
          </table:table-cell>
          <table:table-cell table:formula="of:=[.C20]-[.G20]" office:value-type="float" office:value="-0.689582655721456" calcext:value-type="float">
            <text:p>-0.69</text:p>
          </table:table-cell>
          <table:table-cell table:formula="of:=[.D20]-[.H20]" office:value-type="float" office:value="0.119461863509144" calcext:value-type="float">
            <text:p>0.12</text:p>
          </table:table-cell>
        </table:table-row>
        <table:table-row table:style-name="ro1">
          <table:table-cell office:value-type="string" calcext:value-type="string">
            <text:p>V20</text:p>
          </table:table-cell>
          <table:table-cell office:value-type="float" office:value="0.888387755718485" calcext:value-type="float">
            <text:p>0.888387755718485</text:p>
          </table:table-cell>
          <table:table-cell office:value-type="float" office:value="0.185963169788962" calcext:value-type="float">
            <text:p>0.185963169788962</text:p>
          </table:table-cell>
          <table:table-cell office:value-type="float" office:value="0.304523474089066" calcext:value-type="float">
            <text:p>0.304523474089066</text:p>
          </table:table-cell>
          <table:table-cell office:value-type="string" calcext:value-type="string">
            <text:p>V20</text:p>
          </table:table-cell>
          <table:table-cell office:value-type="float" office:value="0.311169793669628" calcext:value-type="float">
            <text:p>0.311169793669628</text:p>
          </table:table-cell>
          <table:table-cell office:value-type="float" office:value="0.835093386458494" calcext:value-type="float">
            <text:p>0.835093386458494</text:p>
          </table:table-cell>
          <table:table-cell office:value-type="float" office:value="0.127154235595368" calcext:value-type="float">
            <text:p>0.127154235595368</text:p>
          </table:table-cell>
          <table:table-cell office:value-type="string" calcext:value-type="string">
            <text:p>disrespected</text:p>
          </table:table-cell>
          <table:table-cell table:formula="of:=[.B21]-[.F21]" office:value-type="float" office:value="0.577217962048857" calcext:value-type="float">
            <text:p>0.58</text:p>
          </table:table-cell>
          <table:table-cell table:formula="of:=[.C21]-[.G21]" office:value-type="float" office:value="-0.649130216669532" calcext:value-type="float">
            <text:p>-0.65</text:p>
          </table:table-cell>
          <table:table-cell table:formula="of:=[.D21]-[.H21]" office:value-type="float" office:value="0.177369238493698" calcext:value-type="float">
            <text:p>0.18</text:p>
          </table:table-cell>
        </table:table-row>
        <table:table-row table:style-name="ro1">
          <table:table-cell office:value-type="string" calcext:value-type="string">
            <text:p>V21</text:p>
          </table:table-cell>
          <table:table-cell office:value-type="float" office:value="0.810909310411057" calcext:value-type="float">
            <text:p>0.810909310411057</text:p>
          </table:table-cell>
          <table:table-cell office:value-type="float" office:value="0.222924676698795" calcext:value-type="float">
            <text:p>0.222924676698795</text:p>
          </table:table-cell>
          <table:table-cell office:value-type="float" office:value="0.411938275671725" calcext:value-type="float">
            <text:p>0.411938275671725</text:p>
          </table:table-cell>
          <table:table-cell office:value-type="string" calcext:value-type="string">
            <text:p>V21</text:p>
          </table:table-cell>
          <table:table-cell office:value-type="float" office:value="0.185003518297327" calcext:value-type="float">
            <text:p>0.185003518297327</text:p>
          </table:table-cell>
          <table:table-cell office:value-type="float" office:value="0.848892063324814" calcext:value-type="float">
            <text:p>0.848892063324814</text:p>
          </table:table-cell>
          <table:table-cell office:value-type="float" office:value="0.130506589330329" calcext:value-type="float">
            <text:p>0.130506589330329</text:p>
          </table:table-cell>
          <table:table-cell office:value-type="string" calcext:value-type="string">
            <text:p>beliefs</text:p>
          </table:table-cell>
          <table:table-cell table:formula="of:=[.B22]-[.F22]" office:value-type="float" office:value="0.62590579211373" calcext:value-type="float">
            <text:p>0.63</text:p>
          </table:table-cell>
          <table:table-cell table:formula="of:=[.C22]-[.G22]" office:value-type="float" office:value="-0.625967386626019" calcext:value-type="float">
            <text:p>-0.63</text:p>
          </table:table-cell>
          <table:table-cell table:formula="of:=[.D22]-[.H22]" office:value-type="float" office:value="0.281431686341396" calcext:value-type="float">
            <text:p>0.28</text:p>
          </table:table-cell>
        </table:table-row>
        <table:table-row table:style-name="ro1">
          <table:table-cell office:value-type="string" calcext:value-type="string">
            <text:p>V22</text:p>
          </table:table-cell>
          <table:table-cell office:value-type="float" office:value="0.835199263157239" calcext:value-type="float">
            <text:p>0.835199263157239</text:p>
          </table:table-cell>
          <table:table-cell office:value-type="float" office:value="0.242530277527922" calcext:value-type="float">
            <text:p>0.242530277527922</text:p>
          </table:table-cell>
          <table:table-cell office:value-type="float" office:value="0.150897758982001" calcext:value-type="float">
            <text:p>0.150897758982001</text:p>
          </table:table-cell>
          <table:table-cell office:value-type="string" calcext:value-type="string">
            <text:p>V22</text:p>
          </table:table-cell>
          <table:table-cell office:value-type="float" office:value="0.495667718755567" calcext:value-type="float">
            <text:p>0.495667718755567</text:p>
          </table:table-cell>
          <table:table-cell office:value-type="float" office:value="0.473812324038413" calcext:value-type="float">
            <text:p>0.473812324038413</text:p>
          </table:table-cell>
          <table:table-cell office:value-type="float" office:value="0.448221817067071" calcext:value-type="float">
            <text:p>0.448221817067071</text:p>
          </table:table-cell>
          <table:table-cell office:value-type="string" calcext:value-type="string">
            <text:p>guilt</text:p>
          </table:table-cell>
          <table:table-cell table:formula="of:=[.B23]-[.F23]" office:value-type="float" office:value="0.339531544401672" calcext:value-type="float">
            <text:p>0.34</text:p>
          </table:table-cell>
          <table:table-cell table:formula="of:=[.C23]-[.G23]" office:value-type="float" office:value="-0.231282046510491" calcext:value-type="float">
            <text:p>-0.23</text:p>
          </table:table-cell>
          <table:table-cell table:formula="of:=[.D23]-[.H23]" office:value-type="float" office:value="-0.29732405808507" calcext:value-type="float">
            <text:p>-0.30</text:p>
          </table:table-cell>
        </table:table-row>
        <table:table-row table:style-name="ro1">
          <table:table-cell office:value-type="string" calcext:value-type="string">
            <text:p>V23</text:p>
          </table:table-cell>
          <table:table-cell office:value-type="float" office:value="0.409657779333955" calcext:value-type="float">
            <text:p>0.409657779333955</text:p>
          </table:table-cell>
          <table:table-cell office:value-type="float" office:value="0.561322225677134" calcext:value-type="float">
            <text:p>0.561322225677134</text:p>
          </table:table-cell>
          <table:table-cell office:value-type="float" office:value="0.302468647486033" calcext:value-type="float">
            <text:p>0.302468647486033</text:p>
          </table:table-cell>
          <table:table-cell office:value-type="string" calcext:value-type="string">
            <text:p>V23</text:p>
          </table:table-cell>
          <table:table-cell office:value-type="float" office:value="0.593011504413526" calcext:value-type="float">
            <text:p>0.593011504413526</text:p>
          </table:table-cell>
          <table:table-cell office:value-type="float" office:value="0.205807257964061" calcext:value-type="float">
            <text:p>0.205807257964061</text:p>
          </table:table-cell>
          <table:table-cell office:value-type="float" office:value="0.586489084762119" calcext:value-type="float">
            <text:p>0.586489084762119</text:p>
          </table:table-cell>
          <table:table-cell office:value-type="string" calcext:value-type="string">
            <text:p>love</text:p>
          </table:table-cell>
          <table:table-cell table:formula="of:=[.B24]-[.F24]" office:value-type="float" office:value="-0.183353725079571" calcext:value-type="float">
            <text:p>-0.18</text:p>
          </table:table-cell>
          <table:table-cell table:formula="of:=[.C24]-[.G24]" office:value-type="float" office:value="0.355514967713073" calcext:value-type="float">
            <text:p>0.36</text:p>
          </table:table-cell>
          <table:table-cell table:formula="of:=[.D24]-[.H24]" office:value-type="float" office:value="-0.284020437276086" calcext:value-type="float">
            <text:p>-0.28</text:p>
          </table:table-cell>
        </table:table-row>
        <table:table-row table:style-name="ro1">
          <table:table-cell office:value-type="string" calcext:value-type="string">
            <text:p>V24</text:p>
          </table:table-cell>
          <table:table-cell office:value-type="float" office:value="0.870957515325014" calcext:value-type="float">
            <text:p>0.870957515325014</text:p>
          </table:table-cell>
          <table:table-cell office:value-type="float" office:value="0.207525845528046" calcext:value-type="float">
            <text:p>0.207525845528046</text:p>
          </table:table-cell>
          <table:table-cell office:value-type="float" office:value="0.295926661533819" calcext:value-type="float">
            <text:p>0.295926661533819</text:p>
          </table:table-cell>
          <table:table-cell office:value-type="string" calcext:value-type="string">
            <text:p>V24</text:p>
          </table:table-cell>
          <table:table-cell office:value-type="float" office:value="0.608116846219011" calcext:value-type="float">
            <text:p>0.608116846219011</text:p>
          </table:table-cell>
          <table:table-cell office:value-type="float" office:value="0.418011188314449" calcext:value-type="float">
            <text:p>0.418011188314449</text:p>
          </table:table-cell>
          <table:table-cell office:value-type="float" office:value="0.379029104290183" calcext:value-type="float">
            <text:p>0.379029104290183</text:p>
          </table:table-cell>
          <table:table-cell office:value-type="string" calcext:value-type="string">
            <text:p>pride</text:p>
          </table:table-cell>
          <table:table-cell table:formula="of:=[.B25]-[.F25]" office:value-type="float" office:value="0.262840669106003" calcext:value-type="float">
            <text:p>0.26</text:p>
          </table:table-cell>
          <table:table-cell table:formula="of:=[.C25]-[.G25]" office:value-type="float" office:value="-0.210485342786403" calcext:value-type="float">
            <text:p>-0.21</text:p>
          </table:table-cell>
          <table:table-cell table:formula="of:=[.D25]-[.H25]" office:value-type="float" office:value="-0.083102442756364" calcext:value-type="float">
            <text:p>-0.08</text:p>
          </table:table-cell>
        </table:table-row>
        <table:table-row table:style-name="ro1">
          <table:table-cell office:value-type="string" calcext:value-type="string">
            <text:p>V25</text:p>
          </table:table-cell>
          <table:table-cell office:value-type="float" office:value="0.880597594435684" calcext:value-type="float">
            <text:p>0.880597594435684</text:p>
          </table:table-cell>
          <table:table-cell office:value-type="float" office:value="0.220571199230508" calcext:value-type="float">
            <text:p>0.220571199230508</text:p>
          </table:table-cell>
          <table:table-cell office:value-type="float" office:value="0.219585418177185" calcext:value-type="float">
            <text:p>0.219585418177185</text:p>
          </table:table-cell>
          <table:table-cell office:value-type="string" calcext:value-type="string">
            <text:p>V25</text:p>
          </table:table-cell>
          <table:table-cell office:value-type="float" office:value="0.61614366477067" calcext:value-type="float">
            <text:p>0.61614366477067</text:p>
          </table:table-cell>
          <table:table-cell office:value-type="float" office:value="0.493278156639856" calcext:value-type="float">
            <text:p>0.493278156639856</text:p>
          </table:table-cell>
          <table:table-cell office:value-type="float" office:value="0.32869024860873" calcext:value-type="float">
            <text:p>0.32869024860873</text:p>
          </table:table-cell>
          <table:table-cell office:value-type="string" calcext:value-type="string">
            <text:p>embarrassed</text:p>
          </table:table-cell>
          <table:table-cell table:formula="of:=[.B26]-[.F26]" office:value-type="float" office:value="0.264453929665014" calcext:value-type="float">
            <text:p>0.26</text:p>
          </table:table-cell>
          <table:table-cell table:formula="of:=[.C26]-[.G26]" office:value-type="float" office:value="-0.272706957409348" calcext:value-type="float">
            <text:p>-0.27</text:p>
          </table:table-cell>
          <table:table-cell table:formula="of:=[.D26]-[.H26]" office:value-type="float" office:value="-0.109104830431545" calcext:value-type="float">
            <text:p>-0.11</text:p>
          </table:table-cell>
        </table:table-row>
        <table:table-row table:style-name="ro1">
          <table:table-cell office:value-type="string" calcext:value-type="string">
            <text:p>V26</text:p>
          </table:table-cell>
          <table:table-cell office:value-type="float" office:value="0.886414994685381" calcext:value-type="float">
            <text:p>0.886414994685381</text:p>
          </table:table-cell>
          <table:table-cell office:value-type="float" office:value="0.200628231897798" calcext:value-type="float">
            <text:p>0.200628231897798</text:p>
          </table:table-cell>
          <table:table-cell office:value-type="float" office:value="0.129011173925455" calcext:value-type="float">
            <text:p>0.129011173925455</text:p>
          </table:table-cell>
          <table:table-cell office:value-type="string" calcext:value-type="string">
            <text:p>V26</text:p>
          </table:table-cell>
          <table:table-cell office:value-type="float" office:value="0.651953298721575" calcext:value-type="float">
            <text:p>0.651953298721575</text:p>
          </table:table-cell>
          <table:table-cell office:value-type="float" office:value="0.523811455462107" calcext:value-type="float">
            <text:p>0.523811455462107</text:p>
          </table:table-cell>
          <table:table-cell office:value-type="float" office:value="0.327542929773177" calcext:value-type="float">
            <text:p>0.327542929773177</text:p>
          </table:table-cell>
          <table:table-cell office:value-type="string" calcext:value-type="string">
            <text:p>self_aware</text:p>
          </table:table-cell>
          <table:table-cell table:formula="of:=[.B27]-[.F27]" office:value-type="float" office:value="0.234461695963806" calcext:value-type="float">
            <text:p>0.23</text:p>
          </table:table-cell>
          <table:table-cell table:formula="of:=[.C27]-[.G27]" office:value-type="float" office:value="-0.323183223564309" calcext:value-type="float">
            <text:p>-0.32</text:p>
          </table:table-cell>
          <table:table-cell table:formula="of:=[.D27]-[.H27]" office:value-type="float" office:value="-0.198531755847722" calcext:value-type="float">
            <text:p>-0.20</text:p>
          </table:table-cell>
        </table:table-row>
        <table:table-row table:style-name="ro1">
          <table:table-cell office:value-type="string" calcext:value-type="string">
            <text:p>V27</text:p>
          </table:table-cell>
          <table:table-cell office:value-type="float" office:value="0.872134759053671" calcext:value-type="float">
            <text:p>0.872134759053671</text:p>
          </table:table-cell>
          <table:table-cell office:value-type="float" office:value="0.261256727706642" calcext:value-type="float">
            <text:p>0.261256727706642</text:p>
          </table:table-cell>
          <table:table-cell office:value-type="float" office:value="0.246339848454502" calcext:value-type="float">
            <text:p>0.246339848454502</text:p>
          </table:table-cell>
          <table:table-cell office:value-type="string" calcext:value-type="string">
            <text:p>V27</text:p>
          </table:table-cell>
          <table:table-cell office:value-type="float" office:value="0.666046188373965" calcext:value-type="float">
            <text:p>0.666046188373965</text:p>
          </table:table-cell>
          <table:table-cell office:value-type="float" office:value="0.349898589354641" calcext:value-type="float">
            <text:p>0.349898589354641</text:p>
          </table:table-cell>
          <table:table-cell office:value-type="float" office:value="0.37323560540894" calcext:value-type="float">
            <text:p>0.37323560540894</text:p>
          </table:table-cell>
          <table:table-cell office:value-type="string" calcext:value-type="string">
            <text:p>intentions</text:p>
          </table:table-cell>
          <table:table-cell table:formula="of:=[.B28]-[.F28]" office:value-type="float" office:value="0.206088570679706" calcext:value-type="float">
            <text:p>0.21</text:p>
          </table:table-cell>
          <table:table-cell table:formula="of:=[.C28]-[.G28]" office:value-type="float" office:value="-0.088641861647999" calcext:value-type="float">
            <text:p>-0.09</text:p>
          </table:table-cell>
          <table:table-cell table:formula="of:=[.D28]-[.H28]" office:value-type="float" office:value="-0.126895756954438" calcext:value-type="float">
            <text:p>-0.13</text:p>
          </table:table-cell>
        </table:table-row>
        <table:table-row table:style-name="ro1">
          <table:table-cell office:value-type="string" calcext:value-type="string">
            <text:p>V28</text:p>
          </table:table-cell>
          <table:table-cell office:value-type="float" office:value="0.935624872620167" calcext:value-type="float">
            <text:p>0.935624872620167</text:p>
          </table:table-cell>
          <table:table-cell office:value-type="float" office:value="0.156185618446637" calcext:value-type="float">
            <text:p>0.156185618446637</text:p>
          </table:table-cell>
          <table:table-cell office:value-type="float" office:value="0.147959915088573" calcext:value-type="float">
            <text:p>0.147959915088573</text:p>
          </table:table-cell>
          <table:table-cell office:value-type="string" calcext:value-type="string">
            <text:p>V28</text:p>
          </table:table-cell>
          <table:table-cell office:value-type="float" office:value="0.660266742472865" calcext:value-type="float">
            <text:p>0.660266742472865</text:p>
          </table:table-cell>
          <table:table-cell office:value-type="float" office:value="0.566430856540304" calcext:value-type="float">
            <text:p>0.566430856540304</text:p>
          </table:table-cell>
          <table:table-cell office:value-type="float" office:value="0.175503209304805" calcext:value-type="float">
            <text:p>0.175503209304805</text:p>
          </table:table-cell>
          <table:table-cell office:value-type="string" calcext:value-type="string">
            <text:p>angry</text:p>
          </table:table-cell>
          <table:table-cell table:formula="of:=[.B29]-[.F29]" office:value-type="float" office:value="0.275358130147302" calcext:value-type="float">
            <text:p>0.28</text:p>
          </table:table-cell>
          <table:table-cell table:formula="of:=[.C29]-[.G29]" office:value-type="float" office:value="-0.410245238093667" calcext:value-type="float">
            <text:p>-0.41</text:p>
          </table:table-cell>
          <table:table-cell table:formula="of:=[.D29]-[.H29]" office:value-type="float" office:value="-0.027543294216232" calcext:value-type="float">
            <text:p>-0.03</text:p>
          </table:table-cell>
        </table:table-row>
        <table:table-row table:style-name="ro1">
          <table:table-cell office:value-type="string" calcext:value-type="string">
            <text:p>V29</text:p>
          </table:table-cell>
          <table:table-cell office:value-type="float" office:value="0.944289698641478" calcext:value-type="float">
            <text:p>0.944289698641478</text:p>
          </table:table-cell>
          <table:table-cell office:value-type="float" office:value="0.162313659184776" calcext:value-type="float">
            <text:p>0.162313659184776</text:p>
          </table:table-cell>
          <table:table-cell office:value-type="float" office:value="0.162252429254344" calcext:value-type="float">
            <text:p>0.162252429254344</text:p>
          </table:table-cell>
          <table:table-cell office:value-type="string" calcext:value-type="string">
            <text:p>V29</text:p>
          </table:table-cell>
          <table:table-cell office:value-type="float" office:value="0.686914661644425" calcext:value-type="float">
            <text:p>0.686914661644425</text:p>
          </table:table-cell>
          <table:table-cell office:value-type="float" office:value="0.459463364043234" calcext:value-type="float">
            <text:p>0.459463364043234</text:p>
          </table:table-cell>
          <table:table-cell office:value-type="float" office:value="0.300343882732194" calcext:value-type="float">
            <text:p>0.300343882732194</text:p>
          </table:table-cell>
          <table:table-cell office:value-type="string" calcext:value-type="string">
            <text:p>calm</text:p>
          </table:table-cell>
          <table:table-cell table:formula="of:=[.B30]-[.F30]" office:value-type="float" office:value="0.257375036997053" calcext:value-type="float">
            <text:p>0.26</text:p>
          </table:table-cell>
          <table:table-cell table:formula="of:=[.C30]-[.G30]" office:value-type="float" office:value="-0.297149704858458" calcext:value-type="float">
            <text:p>-0.30</text:p>
          </table:table-cell>
          <table:table-cell table:formula="of:=[.D30]-[.H30]" office:value-type="float" office:value="-0.13809145347785" calcext:value-type="float">
            <text:p>-0.14</text:p>
          </table:table-cell>
        </table:table-row>
        <table:table-row table:style-name="ro1">
          <table:table-cell office:value-type="string" calcext:value-type="string">
            <text:p>V30</text:p>
          </table:table-cell>
          <table:table-cell office:value-type="float" office:value="0.941441185800868" calcext:value-type="float">
            <text:p>0.941441185800868</text:p>
          </table:table-cell>
          <table:table-cell office:value-type="float" office:value="0.172601693679256" calcext:value-type="float">
            <text:p>0.172601693679256</text:p>
          </table:table-cell>
          <table:table-cell office:value-type="float" office:value="0.180352879926235" calcext:value-type="float">
            <text:p>0.180352879926235</text:p>
          </table:table-cell>
          <table:table-cell office:value-type="string" calcext:value-type="string">
            <text:p>V30</text:p>
          </table:table-cell>
          <table:table-cell office:value-type="float" office:value="0.700194878197469" calcext:value-type="float">
            <text:p>0.700194878197469</text:p>
          </table:table-cell>
          <table:table-cell office:value-type="float" office:value="0.430543232554513" calcext:value-type="float">
            <text:p>0.430543232554513</text:p>
          </table:table-cell>
          <table:table-cell office:value-type="float" office:value="0.338271930356884" calcext:value-type="float">
            <text:p>0.338271930356884</text:p>
          </table:table-cell>
          <table:table-cell office:value-type="string" calcext:value-type="string">
            <text:p>nauseated</text:p>
          </table:table-cell>
          <table:table-cell table:formula="of:=[.B31]-[.F31]" office:value-type="float" office:value="0.241246307603399" calcext:value-type="float">
            <text:p>0.24</text:p>
          </table:table-cell>
          <table:table-cell table:formula="of:=[.C31]-[.G31]" office:value-type="float" office:value="-0.257941538875257" calcext:value-type="float">
            <text:p>-0.26</text:p>
          </table:table-cell>
          <table:table-cell table:formula="of:=[.D31]-[.H31]" office:value-type="float" office:value="-0.157919050430649" calcext:value-type="float">
            <text:p>-0.16</text:p>
          </table:table-cell>
        </table:table-row>
        <table:table-row table:style-name="ro1">
          <table:table-cell office:value-type="string" calcext:value-type="string">
            <text:p>V31</text:p>
          </table:table-cell>
          <table:table-cell office:value-type="float" office:value="0.950780288633589" calcext:value-type="float">
            <text:p>0.950780288633589</text:p>
          </table:table-cell>
          <table:table-cell office:value-type="float" office:value="0.165290722696637" calcext:value-type="float">
            <text:p>0.165290722696637</text:p>
          </table:table-cell>
          <table:table-cell office:value-type="float" office:value="0.0313897872468696" calcext:value-type="float">
            <text:p>0.03138978724687</text:p>
          </table:table-cell>
          <table:table-cell office:value-type="string" calcext:value-type="string">
            <text:p>V31</text:p>
          </table:table-cell>
          <table:table-cell office:value-type="float" office:value="0.713871008612902" calcext:value-type="float">
            <text:p>0.713871008612902</text:p>
          </table:table-cell>
          <table:table-cell office:value-type="float" office:value="0.395253342738275" calcext:value-type="float">
            <text:p>0.395253342738275</text:p>
          </table:table-cell>
          <table:table-cell office:value-type="float" office:value="0.255786949147122" calcext:value-type="float">
            <text:p>0.255786949147122</text:p>
          </table:table-cell>
          <table:table-cell office:value-type="string" calcext:value-type="string">
            <text:p>desires</text:p>
          </table:table-cell>
          <table:table-cell table:formula="of:=[.B32]-[.F32]" office:value-type="float" office:value="0.236909280020687" calcext:value-type="float">
            <text:p>0.24</text:p>
          </table:table-cell>
          <table:table-cell table:formula="of:=[.C32]-[.G32]" office:value-type="float" office:value="-0.229962620041638" calcext:value-type="float">
            <text:p>-0.23</text:p>
          </table:table-cell>
          <table:table-cell table:formula="of:=[.D32]-[.H32]" office:value-type="float" office:value="-0.224397161900252" calcext:value-type="float">
            <text:p>-0.22</text:p>
          </table:table-cell>
        </table:table-row>
        <table:table-row table:style-name="ro1">
          <table:table-cell office:value-type="string" calcext:value-type="string">
            <text:p>V32</text:p>
          </table:table-cell>
          <table:table-cell office:value-type="float" office:value="0.964091083163916" calcext:value-type="float">
            <text:p>0.964091083163916</text:p>
          </table:table-cell>
          <table:table-cell office:value-type="float" office:value="0.175177463394852" calcext:value-type="float">
            <text:p>0.175177463394852</text:p>
          </table:table-cell>
          <table:table-cell office:value-type="float" office:value="0.0373089034856048" calcext:value-type="float">
            <text:p>0.037308903485605</text:p>
          </table:table-cell>
          <table:table-cell office:value-type="string" calcext:value-type="string">
            <text:p>V32</text:p>
          </table:table-cell>
          <table:table-cell office:value-type="float" office:value="0.723455720857791" calcext:value-type="float">
            <text:p>0.723455720857791</text:p>
          </table:table-cell>
          <table:table-cell office:value-type="float" office:value="0.509366581439913" calcext:value-type="float">
            <text:p>0.509366581439913</text:p>
          </table:table-cell>
          <table:table-cell office:value-type="float" office:value="0.245859437651206" calcext:value-type="float">
            <text:p>0.245859437651206</text:p>
          </table:table-cell>
          <table:table-cell office:value-type="string" calcext:value-type="string">
            <text:p>safe</text:p>
          </table:table-cell>
          <table:table-cell table:formula="of:=[.B33]-[.F33]" office:value-type="float" office:value="0.240635362306125" calcext:value-type="float">
            <text:p>0.24</text:p>
          </table:table-cell>
          <table:table-cell table:formula="of:=[.C33]-[.G33]" office:value-type="float" office:value="-0.334189118045061" calcext:value-type="float">
            <text:p>-0.33</text:p>
          </table:table-cell>
          <table:table-cell table:formula="of:=[.D33]-[.H33]" office:value-type="float" office:value="-0.208550534165601" calcext:value-type="float">
            <text:p>-0.21</text:p>
          </table:table-cell>
        </table:table-row>
        <table:table-row table:style-name="ro1">
          <table:table-cell office:value-type="string" calcext:value-type="string">
            <text:p>V33</text:p>
          </table:table-cell>
          <table:table-cell office:value-type="float" office:value="0.948851711373167" calcext:value-type="float">
            <text:p>0.948851711373167</text:p>
          </table:table-cell>
          <table:table-cell office:value-type="float" office:value="0.197426110390235" calcext:value-type="float">
            <text:p>0.197426110390235</text:p>
          </table:table-cell>
          <table:table-cell office:value-type="float" office:value="0.0839194846821462" calcext:value-type="float">
            <text:p>0.083919484682146</text:p>
          </table:table-cell>
          <table:table-cell office:value-type="string" calcext:value-type="string">
            <text:p>V33</text:p>
          </table:table-cell>
          <table:table-cell office:value-type="float" office:value="0.749478984393799" calcext:value-type="float">
            <text:p>0.749478984393799</text:p>
          </table:table-cell>
          <table:table-cell office:value-type="float" office:value="0.319052014703135" calcext:value-type="float">
            <text:p>0.319052014703135</text:p>
          </table:table-cell>
          <table:table-cell office:value-type="float" office:value="0.355306344134261" calcext:value-type="float">
            <text:p>0.355306344134261</text:p>
          </table:table-cell>
          <table:table-cell office:value-type="string" calcext:value-type="string">
            <text:p>conscious</text:p>
          </table:table-cell>
          <table:table-cell table:formula="of:=[.B34]-[.F34]" office:value-type="float" office:value="0.199372726979368" calcext:value-type="float">
            <text:p>0.20</text:p>
          </table:table-cell>
          <table:table-cell table:formula="of:=[.C34]-[.G34]" office:value-type="float" office:value="-0.1216259043129" calcext:value-type="float">
            <text:p>-0.12</text:p>
          </table:table-cell>
          <table:table-cell table:formula="of:=[.D34]-[.H34]" office:value-type="float" office:value="-0.271386859452115" calcext:value-type="float">
            <text:p>-0.27</text:p>
          </table:table-cell>
        </table:table-row>
        <table:table-row table:style-name="ro1">
          <table:table-cell office:value-type="string" calcext:value-type="string">
            <text:p>V34</text:p>
          </table:table-cell>
          <table:table-cell office:value-type="float" office:value="0.973740695857024" calcext:value-type="float">
            <text:p>0.973740695857024</text:p>
          </table:table-cell>
          <table:table-cell office:value-type="float" office:value="0.162066911276573" calcext:value-type="float">
            <text:p>0.162066911276573</text:p>
          </table:table-cell>
          <table:table-cell office:value-type="float" office:value="0.0503539208745508" calcext:value-type="float">
            <text:p>0.050353920874551</text:p>
          </table:table-cell>
          <table:table-cell office:value-type="string" calcext:value-type="string">
            <text:p>V34</text:p>
          </table:table-cell>
          <table:table-cell office:value-type="float" office:value="0.746719323405096" calcext:value-type="float">
            <text:p>0.746719323405096</text:p>
          </table:table-cell>
          <table:table-cell office:value-type="float" office:value="0.479941481301358" calcext:value-type="float">
            <text:p>0.479941481301358</text:p>
          </table:table-cell>
          <table:table-cell office:value-type="float" office:value="0.227911286543079" calcext:value-type="float">
            <text:p>0.227911286543079</text:p>
          </table:table-cell>
          <table:table-cell office:value-type="string" calcext:value-type="string">
            <text:p>free_will</text:p>
          </table:table-cell>
          <table:table-cell table:formula="of:=[.B35]-[.F35]" office:value-type="float" office:value="0.227021372451928" calcext:value-type="float">
            <text:p>0.23</text:p>
          </table:table-cell>
          <table:table-cell table:formula="of:=[.C35]-[.G35]" office:value-type="float" office:value="-0.317874570024785" calcext:value-type="float">
            <text:p>-0.32</text:p>
          </table:table-cell>
          <table:table-cell table:formula="of:=[.D35]-[.H35]" office:value-type="float" office:value="-0.177557365668528" calcext:value-type="float">
            <text:p>-0.18</text:p>
          </table:table-cell>
        </table:table-row>
        <table:table-row table:style-name="ro1">
          <table:table-cell office:value-type="string" calcext:value-type="string">
            <text:p>V35</text:p>
          </table:table-cell>
          <table:table-cell office:value-type="float" office:value="0.935607823582021" calcext:value-type="float">
            <text:p>0.935607823582021</text:p>
          </table:table-cell>
          <table:table-cell office:value-type="float" office:value="0.192041672205837" calcext:value-type="float">
            <text:p>0.192041672205837</text:p>
          </table:table-cell>
          <table:table-cell office:value-type="float" office:value="0.145146281621916" calcext:value-type="float">
            <text:p>0.145146281621916</text:p>
          </table:table-cell>
          <table:table-cell office:value-type="string" calcext:value-type="string">
            <text:p>V35</text:p>
          </table:table-cell>
          <table:table-cell office:value-type="float" office:value="0.761520636566487" calcext:value-type="float">
            <text:p>0.761520636566487</text:p>
          </table:table-cell>
          <table:table-cell office:value-type="float" office:value="0.345936719245036" calcext:value-type="float">
            <text:p>0.345936719245036</text:p>
          </table:table-cell>
          <table:table-cell office:value-type="float" office:value="0.317251857938831" calcext:value-type="float">
            <text:p>0.317251857938831</text:p>
          </table:table-cell>
          <table:table-cell office:value-type="string" calcext:value-type="string">
            <text:p>computations</text:p>
          </table:table-cell>
          <table:table-cell table:formula="of:=[.B36]-[.F36]" office:value-type="float" office:value="0.174087187015534" calcext:value-type="float">
            <text:p>0.17</text:p>
          </table:table-cell>
          <table:table-cell table:formula="of:=[.C36]-[.G36]" office:value-type="float" office:value="-0.153895047039199" calcext:value-type="float">
            <text:p>-0.15</text:p>
          </table:table-cell>
          <table:table-cell table:formula="of:=[.D36]-[.H36]" office:value-type="float" office:value="-0.172105576316915" calcext:value-type="float">
            <text:p>-0.17</text:p>
          </table:table-cell>
        </table:table-row>
        <table:table-row table:style-name="ro1">
          <table:table-cell office:value-type="string" calcext:value-type="string">
            <text:p>V36</text:p>
          </table:table-cell>
          <table:table-cell office:value-type="float" office:value="0.967095111097987" calcext:value-type="float">
            <text:p>0.967095111097987</text:p>
          </table:table-cell>
          <table:table-cell office:value-type="float" office:value="0.185829671998643" calcext:value-type="float">
            <text:p>0.185829671998643</text:p>
          </table:table-cell>
          <table:table-cell office:value-type="float" office:value="0.0694764079845979" calcext:value-type="float">
            <text:p>0.069476407984598</text:p>
          </table:table-cell>
          <table:table-cell office:value-type="string" calcext:value-type="string">
            <text:p>V36</text:p>
          </table:table-cell>
          <table:table-cell office:value-type="float" office:value="0.794974439099767" calcext:value-type="float">
            <text:p>0.794974439099767</text:p>
          </table:table-cell>
          <table:table-cell office:value-type="float" office:value="0.348614061979749" calcext:value-type="float">
            <text:p>0.348614061979749</text:p>
          </table:table-cell>
          <table:table-cell office:value-type="float" office:value="0.349706611122793" calcext:value-type="float">
            <text:p>0.349706611122793</text:p>
          </table:table-cell>
          <table:table-cell office:value-type="string" calcext:value-type="string">
            <text:p>pleasure</text:p>
          </table:table-cell>
          <table:table-cell table:formula="of:=[.B37]-[.F37]" office:value-type="float" office:value="0.17212067199822" calcext:value-type="float">
            <text:p>0.17</text:p>
          </table:table-cell>
          <table:table-cell table:formula="of:=[.C37]-[.G37]" office:value-type="float" office:value="-0.162784389981106" calcext:value-type="float">
            <text:p>-0.16</text:p>
          </table:table-cell>
          <table:table-cell table:formula="of:=[.D37]-[.H37]" office:value-type="float" office:value="-0.280230203138195" calcext:value-type="float">
            <text:p>-0.28</text:p>
          </table:table-cell>
        </table:table-row>
        <table:table-row table:style-name="ro1">
          <table:table-cell office:value-type="string" calcext:value-type="string">
            <text:p>V37</text:p>
          </table:table-cell>
          <table:table-cell office:value-type="float" office:value="0.961322364889477" calcext:value-type="float">
            <text:p>0.961322364889477</text:p>
          </table:table-cell>
          <table:table-cell office:value-type="float" office:value="0.170390949764108" calcext:value-type="float">
            <text:p>0.170390949764108</text:p>
          </table:table-cell>
          <table:table-cell office:value-type="float" office:value="0.00392704052745886" calcext:value-type="float">
            <text:p>0.003927040527459</text:p>
          </table:table-cell>
          <table:table-cell office:value-type="string" calcext:value-type="string">
            <text:p>V37</text:p>
          </table:table-cell>
          <table:table-cell office:value-type="float" office:value="0.832696872135913" calcext:value-type="float">
            <text:p>0.832696872135913</text:p>
          </table:table-cell>
          <table:table-cell office:value-type="float" office:value="0.196931640821405" calcext:value-type="float">
            <text:p>0.196931640821405</text:p>
          </table:table-cell>
          <table:table-cell office:value-type="float" office:value="0.36386687878235" calcext:value-type="float">
            <text:p>0.36386687878235</text:p>
          </table:table-cell>
          <table:table-cell office:value-type="string" calcext:value-type="string">
            <text:p>fear</text:p>
          </table:table-cell>
          <table:table-cell table:formula="of:=[.B38]-[.F38]" office:value-type="float" office:value="0.128625492753564" calcext:value-type="float">
            <text:p>0.13</text:p>
          </table:table-cell>
          <table:table-cell table:formula="of:=[.C38]-[.G38]" office:value-type="float" office:value="-0.026540691057297" calcext:value-type="float">
            <text:p>-0.03</text:p>
          </table:table-cell>
          <table:table-cell table:formula="of:=[.D38]-[.H38]" office:value-type="float" office:value="-0.359939838254891" calcext:value-type="float">
            <text:p>-0.36</text:p>
          </table:table-cell>
        </table:table-row>
        <table:table-row table:style-name="ro1">
          <table:table-cell office:value-type="string" calcext:value-type="string">
            <text:p>V38</text:p>
          </table:table-cell>
          <table:table-cell office:value-type="float" office:value="0.961289602813483" calcext:value-type="float">
            <text:p>0.961289602813483</text:p>
          </table:table-cell>
          <table:table-cell office:value-type="float" office:value="0.170348700018183" calcext:value-type="float">
            <text:p>0.170348700018183</text:p>
          </table:table-cell>
          <table:table-cell office:value-type="float" office:value="0.054489362088465" calcext:value-type="float">
            <text:p>0.054489362088465</text:p>
          </table:table-cell>
          <table:table-cell office:value-type="string" calcext:value-type="string">
            <text:p>V38</text:p>
          </table:table-cell>
          <table:table-cell office:value-type="float" office:value="0.848373882938008" calcext:value-type="float">
            <text:p>0.848373882938008</text:p>
          </table:table-cell>
          <table:table-cell office:value-type="float" office:value="0.105645988175578" calcext:value-type="float">
            <text:p>0.105645988175578</text:p>
          </table:table-cell>
          <table:table-cell office:value-type="float" office:value="0.326835513618087" calcext:value-type="float">
            <text:p>0.326835513618087</text:p>
          </table:table-cell>
          <table:table-cell office:value-type="string" calcext:value-type="string">
            <text:p>tired</text:p>
          </table:table-cell>
          <table:table-cell table:formula="of:=[.B39]-[.F39]" office:value-type="float" office:value="0.112915719875475" calcext:value-type="float">
            <text:p>0.11</text:p>
          </table:table-cell>
          <table:table-cell table:formula="of:=[.C39]-[.G39]" office:value-type="float" office:value="0.064702711842605" calcext:value-type="float">
            <text:p>0.06</text:p>
          </table:table-cell>
          <table:table-cell table:formula="of:=[.D39]-[.H39]" office:value-type="float" office:value="-0.272346151529622" calcext:value-type="float">
            <text:p>-0.27</text:p>
          </table:table-cell>
        </table:table-row>
        <table:table-row table:style-name="ro1">
          <table:table-cell office:value-type="string" calcext:value-type="string">
            <text:p>V39</text:p>
          </table:table-cell>
          <table:table-cell office:value-type="float" office:value="0.952627352921044" calcext:value-type="float">
            <text:p>0.952627352921044</text:p>
          </table:table-cell>
          <table:table-cell office:value-type="float" office:value="0.15646863338233" calcext:value-type="float">
            <text:p>0.15646863338233</text:p>
          </table:table-cell>
          <table:table-cell office:value-type="float" office:value="0.0938985335117336" calcext:value-type="float">
            <text:p>0.093898533511734</text:p>
          </table:table-cell>
          <table:table-cell office:value-type="string" calcext:value-type="string">
            <text:p>V39</text:p>
          </table:table-cell>
          <table:table-cell office:value-type="float" office:value="0.850389052094802" calcext:value-type="float">
            <text:p>0.850389052094802</text:p>
          </table:table-cell>
          <table:table-cell office:value-type="float" office:value="0.204521377865999" calcext:value-type="float">
            <text:p>0.204521377865999</text:p>
          </table:table-cell>
          <table:table-cell office:value-type="float" office:value="0.351933108143989" calcext:value-type="float">
            <text:p>0.351933108143989</text:p>
          </table:table-cell>
          <table:table-cell office:value-type="string" calcext:value-type="string">
            <text:p>pain</text:p>
          </table:table-cell>
          <table:table-cell table:formula="of:=[.B40]-[.F40]" office:value-type="float" office:value="0.102238300826242" calcext:value-type="float">
            <text:p>0.10</text:p>
          </table:table-cell>
          <table:table-cell table:formula="of:=[.C40]-[.G40]" office:value-type="float" office:value="-0.048052744483669" calcext:value-type="float">
            <text:p>-0.05</text:p>
          </table:table-cell>
          <table:table-cell table:formula="of:=[.D40]-[.H40]" office:value-type="float" office:value="-0.258034574632255" calcext:value-type="float">
            <text:p>-0.26</text:p>
          </table:table-cell>
        </table:table-row>
        <table:table-row table:style-name="ro1">
          <table:table-cell office:value-type="string" calcext:value-type="string">
            <text:p>V40</text:p>
          </table:table-cell>
          <table:table-cell office:value-type="float" office:value="0.96471765118201" calcext:value-type="float">
            <text:p>0.96471765118201</text:p>
          </table:table-cell>
          <table:table-cell office:value-type="float" office:value="0.137078646346751" calcext:value-type="float">
            <text:p>0.137078646346751</text:p>
          </table:table-cell>
          <table:table-cell office:value-type="float" office:value="0.0511678024157194" calcext:value-type="float">
            <text:p>0.051167802415719</text:p>
          </table:table-cell>
          <table:table-cell office:value-type="string" calcext:value-type="string">
            <text:p>V40</text:p>
          </table:table-cell>
          <table:table-cell office:value-type="float" office:value="0.864483542240215" calcext:value-type="float">
            <text:p>0.864483542240215</text:p>
          </table:table-cell>
          <table:table-cell office:value-type="float" office:value="0.142325087629247" calcext:value-type="float">
            <text:p>0.142325087629247</text:p>
          </table:table-cell>
          <table:table-cell office:value-type="float" office:value="0.320255340312667" calcext:value-type="float">
            <text:p>0.320255340312667</text:p>
          </table:table-cell>
          <table:table-cell office:value-type="string" calcext:value-type="string">
            <text:p>hungry</text:p>
          </table:table-cell>
          <table:table-cell table:formula="of:=[.B41]-[.F41]" office:value-type="float" office:value="0.100234108941795" calcext:value-type="float">
            <text:p>0.10</text:p>
          </table:table-cell>
          <table:table-cell table:formula="of:=[.C41]-[.G41]" office:value-type="float" office:value="-0.00524644128249599" calcext:value-type="float">
            <text:p>-0.01</text:p>
          </table:table-cell>
          <table:table-cell table:formula="of:=[.D41]-[.H41]" office:value-type="float" office:value="-0.269087537896948" calcext:value-type="float">
            <text:p>-0.27</text:p>
          </table:table-cell>
        </table:table-row>
        <calcext:conditional-formats>
          <calcext:conditional-format calcext:target-range-address="Sheet1.J2:Sheet1.L41">
            <calcext:condition calcext:apply-style-name="Neutral" calcext:value="&gt;0.2" calcext:base-cell-address="Sheet1.J2"/>
            <calcext:condition calcext:apply-style-name="Neutral" calcext:value="&lt;-0.2" calcext:base-cell-address="Sheet1.J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loext:min-decimal-places="1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1:37:47.143684381</meta:creation-date>
    <dc:date>2022-07-29T11:45:13.944483138</dc:date>
    <meta:editing-duration>PT7M26S</meta:editing-duration>
    <meta:editing-cycles>1</meta:editing-cycles>
    <meta:document-statistic meta:table-count="1" meta:cell-count="492" meta:object-count="0"/>
    <meta:generator>LibreOffice/6.4.7.2$Linux_X86_64 LibreOffice_project/40$Build-2</meta:generator>
  </office:meta>
</office:document-meta>
</file>